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f29eb" officeooo:paragraph-rsid="001f29eb"/>
    </style:style>
    <style:style style:name="P2" style:family="paragraph" style:parent-style-name="Text_20_body">
      <style:text-properties officeooo:rsid="001f6ab1" officeooo:paragraph-rsid="001f6ab1"/>
    </style:style>
    <style:style style:name="P3" style:family="paragraph" style:parent-style-name="Text_20_body">
      <style:text-properties officeooo:rsid="0021493b" officeooo:paragraph-rsid="0021493b"/>
    </style:style>
    <style:style style:name="P4" style:family="paragraph" style:parent-style-name="Text_20_body">
      <style:text-properties officeooo:rsid="00219ac8" officeooo:paragraph-rsid="00219ac8"/>
    </style:style>
    <style:style style:name="P5" style:family="paragraph" style:parent-style-name="Text_20_body">
      <style:text-properties officeooo:paragraph-rsid="001dbeee"/>
    </style:style>
    <style:style style:name="T1" style:family="text">
      <style:text-properties officeooo:rsid="001dbeee"/>
    </style:style>
    <style:style style:name="T2" style:family="text">
      <style:text-properties officeooo:rsid="001f29eb"/>
    </style:style>
    <style:style style:name="T3" style:family="text">
      <style:text-properties officeooo:rsid="001f6ab1"/>
    </style:style>
    <style:style style:name="T4" style:family="text">
      <style:text-properties officeooo:rsid="0021493b"/>
    </style:style>
    <style:style style:name="T5" style:family="text">
      <style:text-properties officeooo:rsid="00219ac8"/>
    </style:style>
    <style:style style:name="T6" style:family="text">
      <style:text-properties officeooo:rsid="002250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e 1974 Privacy Act establishes the guidelines for which all federal agencies must follow in regards to private information stored on individuals. One of the most important aspects of this act is that it requires all agencies to make the public aware of their record keeping. It also requires that any information stored for whatever reason cannot be disclosed without the information owner’s consent or in the cases of use such as law enforcement purposes, statistical analysis, regular use with the given agency, and other defined exemptions. The act also gives individuals the power to make corrections and amendments to any of these records. This, as one can guess, also means that the records kept must be made available to the individual for which it concerns. </text:span></text:p>
      <text:p text:style-name="P1">In 1988 The Computer Matching and Privacy Protection Act was enacted as an amendment <text:span text:style-name="T6">to</text:span> the original 1974 Privacy Act. This addition added protections for records used in computer based matching programs that ensured ethical and accurate program maintenance was kept. In essence, this kept the 1974 Privacy Act secure as records switched to the digital age.</text:p>
      <text:p text:style-name="P1">The Privacy Act is by most considered to be outdated, and limited in scope. While it did set down many rules and regulations, much of it is left to interpretation and it still left many things out. The bill was also passed “in great haste during the final week of the Ninety-Third Congress.” <text:span text:style-name="T4">as stated on justice.gov.</text:span> The bills passed in the House and the Senate were not the same, as the bill was edited during the legislative process, but the discrepancies were not clearly analyzed until after the bill was ultimately passed. This leaves the <text:span text:style-name="T3">l</text:span>egislative history and development of this bill in a slight blur.</text:p>
      <text:p text:style-name="P1"/>
      <text:p text:style-name="P2">This act quite directly looks at the potential problems of privacy vs. security. <text:span text:style-name="T6">Governments</text:span> have historically kept information about its persons for numerous reasons, one of which being security. The US Government is no different. Although some may argue that this data collection is overstepping certain rights and privileges, the government would have no way of properly identifying or enforcing any of the problems, both security and otherwise, that face the people. Knowing that this “surveillance” is inevitable, there needed to be rules set down to protect that information. The privacy act attempts to do just that by protecting the records kept both from nefarious use by others, and from inaccuracies, either one of which could greatly impact your life. </text:p>
      <text:p text:style-name="P3">I think that this act may be too small of a scope, and lacking clarity in some areas, as well as enforcement in others. For example, the Equifax breach of 2017, in which <text:span text:style-name="T5">143 million </text:span>Americans’ private data was stolen, nobody has seen any repercussions. Not the Equifax company, and especially not company administrators, even though there were <text:span text:style-name="T5">strong signs of insider trading (</text:span><text:a xlink:type="simple" xlink:href="https://www.engadget.com/2017/09/18/equifax-stock-sales-doj-investigation-insider-trading/" text:style-name="Internet_20_link" text:visited-style-name="Visited_20_Internet_20_Link"><text:span text:style-name="T5">https://www.engadget.com/2017/09/18/equifax-stock-sales-doj-investigation-insider-trading/</text:span></text:a><text:span text:style-name="T5">). I don’t think that the 1974 Privacy Act was trying to reach outside of the federal sector, but obviously there is need for declared laws regarding information outside of the government’s own records.</text:span></text:p>
      <text:p text:style-name="P4">Overall though, I think that the Privacy Act is an important one. It may leave some things open, and it was decided rather hastily, but without it, (some)thing(s) like the 2017 Equifax breach could’ve happened a long time ago within the government itself. When it comes to the <text:span text:style-name="T6">government</text:span>, we may not have much a choice between privacy vs. security, but we can at least try to make that security as private as pos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0:14:20.975000000</meta:creation-date>
    <dc:date>2018-02-21T21:15:12.077000000</dc:date>
    <meta:editing-duration>PT18M9S</meta:editing-duration>
    <meta:editing-cycles>3</meta:editing-cycles>
    <meta:generator>LibreOffice/6.0.1.1$Windows_X86_64 LibreOffice_project/60bfb1526849283ce2491346ed2aa51c465abfe6</meta:generator>
    <meta:document-statistic meta:table-count="0" meta:image-count="0" meta:object-count="0" meta:page-count="1" meta:paragraph-count="6" meta:word-count="581" meta:character-count="3588" meta:non-whitespace-character-count="3010"/>
  </office:meta>
</office:document-meta>
</file>